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66" draw:textarea-horizontal-align="justify" draw:textarea-vertical-align="middle" draw:auto-grow-height="false" fo:min-height="0.004cm" fo:min-width="0cm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 fo:min-height="0.004cm" fo:min-width="0cm"/>
    </style:style>
    <style:style style:name="gr3" style:family="graphic" style:parent-style-name="standard">
      <style:graphic-properties draw:fill-color="#3333ff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draw:fill="solid" draw:fill-color="#3333ff" draw:textarea-horizontal-align="justify" draw:textarea-vertical-align="middle" draw:auto-grow-height="false" fo:min-height="0.004cm" fo:min-width="0cm"/>
    </style:style>
    <style:style style:name="gr5" style:family="graphic" style:parent-style-name="standard">
      <style:graphic-properties draw:textarea-vertical-align="middle" draw:auto-grow-height="false" fo:min-height="3.89cm" fo:min-width="1.501cm"/>
    </style:style>
    <style:style style:name="gr6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401cm" fo:min-width="16.137cm"/>
    </style:style>
    <style:style style:name="gr7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401cm" fo:min-width="4.453cm"/>
    </style:style>
    <style:style style:name="P1" style:family="paragraph">
      <loext:graphic-properties draw:fill="solid" draw:fill-color="#00ff66"/>
      <style:paragraph-properties fo:text-align="center"/>
    </style:style>
    <style:style style:name="P2" style:family="paragraph">
      <loext:graphic-properties draw:fill="solid" draw:fill-color="#ff3333"/>
      <style:paragraph-properties fo:text-align="center"/>
    </style:style>
    <style:style style:name="P3" style:family="paragraph">
      <loext:graphic-properties draw:fill-color="#3333ff"/>
      <style:paragraph-properties fo:text-align="center"/>
    </style:style>
    <style:style style:name="P4" style:family="paragraph">
      <loext:graphic-properties draw:fill="solid" draw:fill-color="#3333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254cm" svg:x="5.279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787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295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803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311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819cm" svg:y="11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8.327cm" svg:y="11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8.835cm" svg:y="11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9.343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215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723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231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739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247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755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4.263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771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407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915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423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931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439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947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455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963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7.471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851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359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867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375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883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391cm" svg:y="11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899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779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287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795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303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811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319cm" svg:y="10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7.827cm" svg:y="10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8.335cm" svg:y="10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8.843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7.471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223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731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239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747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255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763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271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907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415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923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431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939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447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955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463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971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351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859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367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875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383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891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399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779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287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795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303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811cm" svg:y="9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7.319cm" svg:y="9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7.827cm" svg:y="9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8.335cm" svg:y="9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8.843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7.471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223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731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239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747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255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763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271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907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415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923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431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939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447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955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463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971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351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859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367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875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383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891cm" svg:y="9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399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779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287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795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303cm" svg:y="8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6.811cm" svg:y="8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7.319cm" svg:y="8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7.827cm" svg:y="8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8.335cm" svg:y="8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8.843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7.471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223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731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239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747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255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763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271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907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415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923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431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939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447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955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463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971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351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859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367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875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383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891cm" svg:y="8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399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779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287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795cm" svg:y="7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6.303cm" svg:y="7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6.811cm" svg:y="7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7.319cm" svg:y="7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7.827cm" svg:y="7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8.335cm" svg:y="7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8.843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7.471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223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731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239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.747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255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763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271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907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415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923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431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939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447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955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463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971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351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859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367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875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383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891cm" svg:y="7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399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779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287cm" svg:y="6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5.795cm" svg:y="6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6.303cm" svg:y="6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6.811cm" svg:y="6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7.319cm" svg:y="6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7.827cm" svg:y="6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8.335cm" svg:y="6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8.843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7.471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223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731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.239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.747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255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763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271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907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415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923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431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939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447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955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463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971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351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859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367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875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383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891cm" svg:y="6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399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779cm" svg:y="5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5.287cm" svg:y="5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5.795cm" svg:y="5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6.303cm" svg:y="5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6.811cm" svg:y="5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7.319cm" svg:y="5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7.827cm" svg:y="5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8.335cm" svg:y="5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8.843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7.471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223cm" svg:y="5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.731cm" svg:y="5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.239cm" svg:y="5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.747cm" svg:y="5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255cm" svg:y="5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763cm" svg:y="5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271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907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415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923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431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939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447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955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463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971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351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859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367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875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383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891cm" svg:y="5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399cm" svg:y="5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4.779cm" svg:y="4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5.287cm" svg:y="4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5.795cm" svg:y="4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6.303cm" svg:y="4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6.811cm" svg:y="4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7.319cm" svg:y="4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7.827cm" svg:y="4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8.335cm" svg:y="4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8.843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7.471cm" svg:y="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.223cm" svg:y="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.731cm" svg:y="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.239cm" svg:y="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.747cm" svg:y="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255cm" svg:y="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763cm" svg:y="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271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907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415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923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431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939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447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955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463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971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351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9.859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367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875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383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891cm" svg:y="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399cm" svg:y="4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5.279cm" svg:y="14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5.787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295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803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311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819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8.327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8.835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9.343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215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723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231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739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247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755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4.263cm" svg:y="14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4.771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407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915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423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931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439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947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455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963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7.471cm" svg:y="14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9.851cm" svg:y="14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10.359cm" svg:y="14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10.867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375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883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391cm" svg:y="14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899cm" svg:y="14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4.779cm" svg:y="13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5.287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795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303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811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319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827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8.335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8.843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7.471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223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731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239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747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255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763cm" svg:y="13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4.271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907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415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923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431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939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447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955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463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971cm" svg:y="13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9.351cm" svg:y="13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9.859cm" svg:y="13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10.367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875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383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891cm" svg:y="13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399cm" svg:y="13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4.779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287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795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303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811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319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827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8.335cm" svg:y="12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8.843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7.471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223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.731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239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2.747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255cm" svg:y="1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3.763cm" svg:y="1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4.271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907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415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3.923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431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4.939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447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5.955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463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6.971cm" svg:y="12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9.351cm" svg:y="12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9.859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367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0.875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383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1.891cm" svg:y="12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12.399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1.895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403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911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419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927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435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943cm" svg:y="14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451cm" svg:y="14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959cm" svg:y="14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6.467cm" svg:y="1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1.895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403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911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419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927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435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943cm" svg:y="13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451cm" svg:y="13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959cm" svg:y="13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6.467cm" svg:y="13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1.895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403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911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419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927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435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943cm" svg:y="12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451cm" svg:y="12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959cm" svg:y="12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6.467cm" svg:y="12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1.895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403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911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419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927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435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943cm" svg:y="11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451cm" svg:y="11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959cm" svg:y="11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6.467cm" svg:y="11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1.895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403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911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419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927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435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943cm" svg:y="10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451cm" svg:y="10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959cm" svg:y="10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6.467cm" svg:y="10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1.895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403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911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419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927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435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943cm" svg:y="9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451cm" svg:y="9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959cm" svg:y="9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6.467cm" svg:y="9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1.895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403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911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419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927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435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943cm" svg:y="8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451cm" svg:y="8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959cm" svg:y="8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6.467cm" svg:y="8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1.895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403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911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419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927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435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943cm" svg:y="7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451cm" svg:y="7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959cm" svg:y="7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6.467cm" svg:y="7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1.895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403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911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419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927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435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943cm" svg:y="6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451cm" svg:y="6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959cm" svg:y="6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6.467cm" svg:y="6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1.895cm" svg:y="5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403cm" svg:y="5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911cm" svg:y="5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419cm" svg:y="5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927cm" svg:y="5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435cm" svg:y="5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943cm" svg:y="5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451cm" svg:y="5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959cm" svg:y="5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6.467cm" svg:y="5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1.895cm" svg:y="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403cm" svg:y="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2.911cm" svg:y="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419cm" svg:y="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3.927cm" svg:y="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435cm" svg:y="4.5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4.943cm" svg:y="4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451cm" svg:y="4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5.959cm" svg:y="4.5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254cm" svg:x="26.467cm" svg:y="4.5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048cm" svg:height="10.16cm" svg:x="18.272cm" svg:y="4.57cm">
          <text:p/>
          <draw:enhanced-geometry draw:text-areas="4000 ?f1 ?f5 ?f2" draw:glue-points="0 10800 21600 10800 ?f0 0 ?f0 21600" draw:type="mso-spt100" draw:modifiers="10010.1016726796 2285.20814880425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6.637cm" svg:height="1.651cm" svg:x="1.243cm" svg:y="2.27cm">
          <text:p text:style-name="P5">Time Serie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53cm" svg:height="1.651cm" svg:x="21.893cm" svg:y="2.27cm">
          <text:p text:style-name="P5">Training Se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1-25T14:26:49.641733790</meta:creation-date>
    <dc:date>2020-01-25T15:24:06.661092796</dc:date>
    <meta:editing-duration>PT48M56S</meta:editing-duration>
    <meta:editing-cycles>13</meta:editing-cycles>
    <meta:generator>LibreOffice/6.3.3.2$MacOSX_X86_64 LibreOffice_project/a64200df03143b798afd1ec74a12ab50359878ed</meta:generator>
    <meta:document-statistic meta:object-count="476"/>
  </office:meta>
</office:document-meta>
</file>